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Microsoft YaHei1" svg:font-family="'Microsoft YaHei'" style:font-family-generic="modern" style:font-pitch="fixed"/>
    <style:font-face style:name="Linux Libertine" svg:font-family="'Linux Libertine'" style:font-adornments="Regular" style:font-pitch="variable"/>
    <style:font-face style:name="Linux Libertine O1" svg:font-family="'Linux Libertine O'" style:font-adornments="Bold" style:font-pitch="variable"/>
    <style:font-face style:name="Linux Libertine O" svg:font-family="'Linux Libertine O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de" fo:country="DE"/>
    </style:style>
    <style:style style:name="P2" style:family="paragraph" style:parent-style-name="Subtitle">
      <style:text-properties fo:language="de" fo:country="DE"/>
    </style:style>
    <style:style style:name="P3" style:family="paragraph" style:parent-style-name="Project">
      <style:text-properties fo:language="de" fo:country="DE"/>
    </style:style>
    <style:style style:name="P4" style:family="paragraph" style:parent-style-name="Text_20_body">
      <style:text-properties officeooo:rsid="01c686ac" officeooo:paragraph-rsid="01c686ac"/>
    </style:style>
    <style:style style:name="P5" style:family="paragraph" style:parent-style-name="Text_20_body">
      <style:text-properties officeooo:rsid="01c84720" officeooo:paragraph-rsid="01c84720"/>
    </style:style>
    <style:style style:name="P6" style:family="paragraph" style:parent-style-name="Text_20_body">
      <style:text-properties officeooo:rsid="01c84dd5" officeooo:paragraph-rsid="01c84dd5"/>
    </style:style>
    <style:style style:name="P7" style:family="paragraph" style:parent-style-name="List_20_1_20_Start">
      <style:text-properties officeooo:rsid="01c84dd5" officeooo:paragraph-rsid="01c84dd5"/>
    </style:style>
    <style:style style:name="P8" style:family="paragraph" style:parent-style-name="List_20_1_20_Cont.">
      <style:text-properties officeooo:rsid="01c84dd5" officeooo:paragraph-rsid="01c84dd5"/>
    </style:style>
    <style:style style:name="P9" style:family="paragraph" style:parent-style-name="Heading_20_2">
      <style:text-properties officeooo:rsid="01c686ac" officeooo:paragraph-rsid="01c686ac"/>
    </style:style>
    <style:style style:name="P10" style:family="paragraph" style:parent-style-name="Heading_20_3">
      <style:text-properties officeooo:rsid="01c84720" officeooo:paragraph-rsid="01c84720"/>
    </style:style>
    <style:style style:name="P11" style:family="paragraph" style:parent-style-name="Heading_20_3">
      <style:text-properties officeooo:rsid="01c84dd5" officeooo:paragraph-rsid="01c84dd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1c686ac"/>
    </style:style>
    <style:style style:name="T3" style:family="text">
      <style:text-properties officeooo:rsid="01c84720"/>
    </style:style>
    <style:style style:name="T4" style:family="text">
      <style:text-properties officeooo:rsid="01c84dd5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<text:span text:style-name="T1">FORCE</text:span></text:p>
      <text:p text:style-name="P1">FORCE<text:span text:style-name="T2">MBLER Specification</text:span></text:p>
      <text:p text:style-name="P2">Dominik Wezel</text:p>
      <text:h text:style-name="Heading_20_1" text:outline-level="1">Overview</text:h>
      <text:p text:style-name="P4"><text:span text:style-name="T4">T</text:span>he FORCEMBLER<text:span text:style-name="T4"> makes it possible </text:span>to insert assembler code mnemonics directly into FORCE code.</text:p>
      <text:h text:style-name="P9" text:outline-level="2">Mnemonic Notation</text:h>
      <text:p text:style-name="P4">FORCEMBLER is a RPN assembler, i. e. the operands are coded before the operation code, and the operands themselves are generally in the order EXTRA SOURCE TARGET.</text:p>
      <text:h text:style-name="P9" text:outline-level="2">Using the FORCEMBLER With FORCE</text:h>
      <text:h text:style-name="P10" text:outline-level="3">Don’t Mix Wildly</text:h>
      <text:p text:style-name="P4">It is generally regarded as bad practice (and a huge impediment for portability) to wildly mix assembler code into FORCE code. <text:s/>Instead, assembler code should be restricted to specially designed areas, and the module header should state that the module contains assembler code.</text:p>
      <text:h text:style-name="P10" text:outline-level="3">MacroForcembler</text:h>
      <text:p text:style-name="P4">To make <text:span text:style-name="T3">assembler code more portable (at the cost of losing some flexibility), an additional layer called MacroForcembler has been coded, which interfaces between FORCE and assembler code. <text:s/>The MacroForcembler provides higher level words for primitive operations, without hiding the original Forcembler.</text:span></text:p>
      <text:p text:style-name="P5">When porting FORCE to a different platform, writing the Forcembler and recoding the MacroForcembler will cover the big part. <text:s/>In a <text:span text:style-name="T4">fully </text:span>portable library, it <text:span text:style-name="T4">is </text:span>100%<text:span text:style-name="T4"> of the porting process.</text:span></text:p>
      <text:h text:style-name="P11" text:outline-level="3">Paradigm</text:h>
      <text:p text:style-name="P6">In the rest of this manual, the IA64 Forcembler will serve as a paradigm.</text:p>
      <text:h text:style-name="P11" text:outline-level="3">Enabling and Disabling the Forcembler</text:h>
      <text:p text:style-name="P6">By default, the Forcembler is hidden inside the compiler. <text:s/>There are two ways to enable it:</text:p>
      <text:list xml:id="list2795694338" text:style-name="List_20_1">
        <text:list-item>
          <text:p text:style-name="P7">by importing it explicitly;</text:p>
        </text:list-item>
        <text:list-item>
          <text:p text:style-name="P8">by using the compiler words <text:span text:style-name="Code">A[</text:span> for enabling and <text:span text:style-name="Code">]A</text:span> for disabling it.</text:p>
        </text:list-item>
      </text:list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Microsoft YaHei1" svg:font-family="'Microsoft YaHei'" style:font-family-generic="modern" style:font-pitch="fixed"/>
    <style:font-face style:name="Linux Libertine" svg:font-family="'Linux Libertine'" style:font-adornments="Regular" style:font-pitch="variable"/>
    <style:font-face style:name="Linux Libertine O1" svg:font-family="'Linux Libertine O'" style:font-adornments="Bold" style:font-pitch="variable"/>
    <style:font-face style:name="Linux Libertine O" svg:font-family="'Linux Libertine O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" fo:font-family="'Linux Libertine'" style:font-style-name="Regular" style:font-pitch="variable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nux Libertine O" fo:font-family="'Linux Libertine O'" style:font-style-name="Regular" style:font-pitch="variable" fo:font-size="10.5pt" style:font-name-asian="Microsoft YaHei" style:font-family-asian="'Microsoft Ya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402in" loext:contextual-spacing="false"/>
      <style:text-properties style:font-name="Linux Libertine O" fo:font-family="'Linux Libertine O'" style:font-style-name="Regular" style:font-pitch="variable" fo:font-size="10.5pt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Text" style:family="paragraph" style:parent-style-name="Caption" style:class="extra">
      <style:text-properties style:font-name="Linux Libertine O" fo:font-family="'Linux Libertine O'" style:font-style-name="Regular" style:font-pitch="variable" fo:font-size="10.5pt" fo:font-style="normal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 style:writing-mode="page"/>
      <style:text-properties style:font-name="Linux Libertine O1" fo:font-family="'Linux Libertine O'" style:font-style-name="Bold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1701in" loext:contextual-spacing="false" fo:text-align="center" style:justify-single-word="false" style:writing-mode="page"/>
      <style:text-properties style:font-name="Linux Libertine O" fo:font-family="'Linux Libertine O'" style:font-style-name="Regular" style:font-pitch="variable" fo:font-size="14pt" fo:font-style="normal" style:font-size-asian="14pt" style:font-style-asian="italic" style:font-size-complex="14pt" style:font-style-complex="italic" style:font-weight-complex="normal"/>
    </style:style>
    <style:style style:name="Project" style:family="paragraph" style:parent-style-name="Title">
      <style:paragraph-properties style:writing-mode="page"/>
      <style:text-properties style:font-name="Linux Libertine O" fo:font-family="'Linux Libertine O'" style:font-style-name="Regular" style:font-pitch="variable" fo:font-size="10.5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402in" fo:margin-bottom="0.0402in" loext:contextual-spacing="false" fo:text-indent="0in" style:auto-text-indent="false" style:writing-mode="page"/>
      <style:text-properties style:font-name="Linux Libertine O1" fo:font-family="'Linux Libertine O'" style:font-style-name="Bold" style:font-pitch="variable" fo:font-size="172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in" loext:contextual-spacing="false"/>
    </style:style>
    <style:style style:name="List_20_1_20_Start" style:display-name="List 1 Start" style:family="paragraph" style:parent-style-name="List" style:next-style-name="List_20_1_20_Cont." style:list-style-name="List_20_1" style:class="list">
      <style:paragraph-properties fo:margin-top="0.0402in" fo:margin-bottom="0in" loext:contextual-spacing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top="0in" fo:margin-bottom="0in" loext:contextual-spacing="false"/>
    </style:style>
    <style:style style:name="List_20_1_20_End" style:display-name="List 1 End" style:family="paragraph" style:parent-style-name="List" style:next-style-name="Text_20_body" style:list-style-name="List_20_1" style:class="list">
      <style:paragraph-properties fo:margin-top="0in" fo:margin-bottom="0.0799in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902in" fo:margin-bottom="0.0402in" loext:contextual-spacing="false" fo:text-indent="0in" style:auto-text-indent="false" style:writing-mode="page"/>
      <style:text-properties fo:font-size="15.1000003814697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701in" fo:margin-bottom="0.0402in" loext:contextual-spacing="false" fo:text-indent="0in" style:auto-text-indent="false"/>
      <style:text-properties fo:font-size="120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fo:font-size="110%" fo:font-style="normal" fo:font-weight="bold" style:font-size-asian="85%" style:font-style-asian="italic" style:font-weight-asian="bold" style:font-size-complex="85%" style:font-style-complex="italic" style:font-weight-complex="normal"/>
    </style:style>
    <style:style style:name="Numbering_20_1_20_Start" style:display-name="Numbering 1 Start" style:family="paragraph" style:parent-style-name="Marginalia" style:next-style-name="Numbering_20_1_20_Cont." style:list-style-name="Numbering_20_1" style:class="list">
      <style:paragraph-properties fo:margin-left="0.3in" fo:margin-right="0in" fo:margin-top="0.0402in" fo:margin-bottom="0in" loext:contextual-spacing="false" fo:text-indent="-0.05in" style:auto-text-indent="false">
        <style:tab-stops/>
      </style:paragraph-properties>
    </style:style>
    <style:style style:name="Numbering_20_1" style:display-name="Numbering 1" style:family="paragraph" style:parent-style-name="List" style:list-style-name="Numbering_20_1" style:class="list">
      <style:paragraph-properties fo:margin-left="0.3in" fo:margin-right="0in" fo:margin-top="0in" fo:margin-bottom="0in" loext:contextual-spacing="false" fo:text-indent="-0.05in" style:auto-text-indent="false">
        <style:tab-stops/>
      </style:paragraph-properties>
    </style:style>
    <style:style style:name="Numbering_20_1_20_Cont." style:display-name="Numbering 1 Cont." style:family="paragraph" style:parent-style-name="Numbering_20_1" style:class="list">
      <style:paragraph-properties fo:margin-left="0.3in" fo:margin-right="0in" fo:margin-top="0in" fo:margin-bottom="0in" loext:contextual-spacing="false" fo:text-indent="-0.05in" style:auto-text-indent="false">
        <style:tab-stops/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_20_End" style:display-name="Numbering 1 End" style:family="paragraph" style:parent-style-name="Numbering_20_1" style:next-style-name="Text" style:class="list">
      <style:paragraph-properties fo:margin-left="0.3in" fo:margin-right="0in" fo:margin-top="0in" fo:margin-bottom="0.0402in" loext:contextual-spacing="false" fo:text-indent="-0.05in" style:auto-text-indent="false">
        <style:tab-stops/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 style:writing-mode="page"/>
      <style:text-properties fo:font-size="10.5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inux Libertine O" fo:font-family="'Linux Libertine O'" style:font-style-name="Regular" style:font-pitch="variable" fo:font-size="10.5pt"/>
    </style:style>
    <style:style style:name="Table_20_Heading" style:display-name="Table Heading" style:family="paragraph" style:parent-style-name="Text" style:class="extra">
      <style:paragraph-properties fo:text-align="center" style:justify-single-word="false" text:number-lines="false" text:line-number="0" style:writing-mode="page"/>
      <style:text-properties fo:font-size="10.5pt" fo:font-weight="bold" style:font-weight-asian="bold" style:font-weight-complex="normal"/>
    </style:style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Microsoft YaHei1" style:font-family-asian="'Microsoft Ya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Linux Libertine O" fo:font-family="'Linux Libertine O'" style:font-style-name="Regular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family="'Courier New'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4" text:style-name="Numbering_20_Symbols" style:num-suffix="." style:num-format="a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 fo:text-align="end">
          <style:list-level-label-alignment text:label-followed-by="space" fo:text-indent="-0.2in" fo:margin-left="0.1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15in" fo:margin-left="0.4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1in" fo:margin-left="0.2in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 fo:text-align="end">
          <style:list-level-label-alignment text:label-followed-by="listtab" fo:text-indent="-0.1in" fo:margin-left="0.0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6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764in" fo:margin-left="0in" fo:margin-right="0in" fo:margin-top="0.2in" style:shadow="none" style:dynamic-spacing="fals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  <number:time-style style:name="N121">
      <number:hours number:style="long"/>
      <number:minutes number:style="long"/>
    </number:time-style>
  </office:automatic-styles>
  <office:master-styles>
    <style:master-page style:name="Standard" style:page-layout-name="Mpm1">
      <style:footer>
        <text:p text:style-name="Footer"><text:file-name text:display="name">FORCEMBLER</text:file-name><text:tab/>Seite <text:page-number text:select-page="current">1</text:page-number> / <text:page-count>1</text:page-count><text:tab/><text:date style:data-style-name="N84" text:date-value="2015-12-26T19:48:31.000000080" text:fixed="true">2015-12-26</text:date>@<text:time style:data-style-name="N121" text:time-value="2015-12-26T19:49:04.990000035" text:fixed="true">1949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 Wezel</meta:initial-creator>
    <meta:creation-date>2015-08-10T11:33:07</meta:creation-date>
    <dc:date>2018-10-11T18:13:53.694196748</dc:date>
    <meta:editing-duration>P4DT12H32M11S</meta:editing-duration>
    <meta:editing-cycles>132</meta:editing-cycles>
    <meta:generator>LibreOffice/6.0.6.2$Linux_X86_64 LibreOffice_project/00m0$Build-2</meta:generator>
    <meta:printed-by>Dominik Wezel</meta:printed-by>
    <meta:print-date>2015-09-02T17:34:38</meta:print-date>
    <meta:document-statistic meta:table-count="0" meta:image-count="0" meta:object-count="0" meta:page-count="1" meta:paragraph-count="21" meta:word-count="244" meta:character-count="1541" meta:non-whitespace-character-count="1323"/>
  </office:meta>
</office:document-meta>
</file>